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officeooo:rsid="0015db4f" officeooo:paragraph-rsid="0015db4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officeooo:rsid="00177cc0" officeooo:paragraph-rsid="00177cc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80763" officeooo:paragraph-rsid="0018076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177cc0" officeooo:paragraph-rsid="00177cc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77cc0" officeooo:paragraph-rsid="00177cc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8eadb" officeooo:paragraph-rsid="0018ead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d552d" officeooo:paragraph-rsid="001d552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212a81" officeooo:paragraph-rsid="00212a8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d3b2" officeooo:paragraph-rsid="00177cc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d3b2" officeooo:paragraph-rsid="0017d3b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0763" officeooo:paragraph-rsid="0018076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180763" officeooo:paragraph-rsid="0018076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eadb" officeooo:paragraph-rsid="0018ead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9584" officeooo:paragraph-rsid="001b958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d552d" officeooo:paragraph-rsid="001d552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03f34" officeooo:paragraph-rsid="00203f3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203f34" officeooo:paragraph-rsid="00203f3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090b2" officeooo:paragraph-rsid="002090b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2a81" officeooo:paragraph-rsid="00212a81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324fd" officeooo:paragraph-rsid="002324fd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8467e" officeooo:paragraph-rsid="0028467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Ubuntu" fo:font-size="12pt" officeooo:rsid="001b26ce" officeooo:paragraph-rsid="001b26ce" style:font-size-asian="10.5pt" style:font-size-complex="12pt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Ubuntu" fo:font-size="12pt" officeooo:rsid="00177cc0" officeooo:paragraph-rsid="00177cc0" style:font-size-asian="10.5pt" style:font-size-complex="12pt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Ubuntu" fo:font-size="12pt" officeooo:rsid="00177cc0" officeooo:paragraph-rsid="00177cc0" style:font-size-asian="10.5pt" style:font-size-complex="12pt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Ubuntu" fo:font-size="12pt" fo:font-style="normal" style:text-underline-style="none" fo:font-weight="normal" officeooo:rsid="00177cc0" officeooo:paragraph-rsid="00177cc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80763" officeooo:paragraph-rsid="0018076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80763" officeooo:paragraph-rsid="0018076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8eadb" officeooo:paragraph-rsid="0018ead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b9584" officeooo:paragraph-rsid="001b958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d552d" officeooo:paragraph-rsid="001d552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d552d" officeooo:paragraph-rsid="001d552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2090b2" officeooo:paragraph-rsid="002090b2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2090b2" officeooo:paragraph-rsid="002090b2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212a81" officeooo:paragraph-rsid="00212a81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9">
      <style:paragraph-properties fo:text-align="start" style:justify-single-word="false"/>
      <style:text-properties style:font-name="Ubuntu" fo:font-size="12pt" fo:font-style="normal" style:text-underline-style="none" fo:font-weight="normal" officeooo:rsid="002324fd" officeooo:paragraph-rsid="002324f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254b09" officeooo:paragraph-rsid="00254b09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25e81a" officeooo:paragraph-rsid="0025e81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26a0a7" officeooo:paragraph-rsid="0026a0a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28467e" officeooo:paragraph-rsid="0028467e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94415" officeooo:paragraph-rsid="00294415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80763" officeooo:paragraph-rsid="00180763" style:font-size-asian="10.5pt" style:font-style-asian="normal" style:font-size-complex="12pt" style:font-style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a9a9a9" loext:opacity="100%"/>
    </style:style>
    <style:style style:name="T7" style:family="text">
      <style:text-properties fo:color="#a9a9a9" loext:opacity="100%"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 la Poo</text:p>
      <text:p text:style-name="P3"/>
      <text:p text:style-name="P5">Definiciones</text:p>
      <text:list xml:id="list4071425288" text:style-name="L1">
        <text:list-item>
          <text:p text:style-name="P26">Variables, métodos:</text:p>
          <text:list>
            <text:list-item>
              <text:p text:style-name="P26">Públicos (accesibles)</text:p>
            </text:list-item>
            <text:list-item>
              <text:p text:style-name="P26">Privados (inaccesibles)</text:p>
            </text:list-item>
          </text:list>
        </text:list-item>
        <text:list-item>
          <text:p text:style-name="P26">Herencia: Permite a una subclase derivar de una superclase adquiriendo sus métodos y atributos.</text:p>
        </text:list-item>
        <text:list-item>
          <text:p text:style-name="P26">Polimorfismo: Técnica que permite que objetos de diferentes clases respondan a un método de manera específica.</text:p>
        </text:list-item>
      </text:list>
      <text:p text:style-name="P2"/>
      <text:p text:style-name="P2">CLASE:</text:p>
      <text:list xml:id="list2695951967" text:style-name="L2">
        <text:list-item>
          <text:p text:style-name="P27">Tipo de datos y operaciones que describen el comportamiento de un conjunto de elementos.</text:p>
        </text:list-item>
      </text:list>
      <text:p text:style-name="P2"/>
      <text:p text:style-name="P2">OBJETO</text:p>
      <text:list xml:id="list1958830844" text:style-name="L3">
        <text:list-item>
          <text:p text:style-name="P28">Ejemplar concreto de una clase, es definido por las operaciones de la clase a la que pertenece.</text:p>
        </text:list-item>
      </text:list>
      <text:p text:style-name="P2"/>
      <text:p text:style-name="P2">ATRIBUTO</text:p>
      <text:list xml:id="list3779139936" text:style-name="L4">
        <text:list-item>
          <text:p text:style-name="P29">Cada uno de los datos de una clase, presente en todos los objetos de esa clase. Una clase puede tener o no tener atributos.</text:p>
        </text:list-item>
        <text:list-item>
          <text:p text:style-name="P30">Los atributos de una clase se consideran como atributos globales.</text:p>
        </text:list-item>
        <text:list-item>
          <text:p text:style-name="P29">Estado: Conjunto de valores de los atributos de un objeto en un momento dado</text:p>
        </text:list-item>
      </text:list>
      <text:p text:style-name="P2"/>
      <text:p text:style-name="P2">MÉTODO</text:p>
      <text:list xml:id="list1918524179" text:style-name="L5">
        <text:list-item>
          <text:p text:style-name="P31">Definición de una operación o comportamiento de una clase</text:p>
        </text:list-item>
      </text:list>
      <text:p text:style-name="P4"/>
      <text:p text:style-name="P4">MENSAJE</text:p>
      <text:list xml:id="list3809029582" text:style-name="L6">
        <text:list-item>
          <text:p text:style-name="P32">Invocación de un método sobre un objeto <text:span text:style-name="T1">.algo( );</text:span></text:p>
        </text:list-item>
      </text:list>
      <text:p text:style-name="P6"/>
      <text:p text:style-name="P7">Ejemplo</text:p>
      <text:list xml:id="list408158117" text:style-name="L7">
        <text:list-item>
          <text:p text:style-name="P33">Clase: Persona</text:p>
        </text:list-item>
        <text:list-item>
          <text:p text:style-name="P33">Objeto: ClienteGimnasio.</text:p>
        </text:list-item>
        <text:list-item>
          <text:p text:style-name="P33">Atributos: Edad, sexo, nombre.</text:p>
        </text:list-item>
        <text:list-item>
          <text:p text:style-name="P33">Métodos: Saltar, correr, descansar</text:p>
          <text:list>
            <text:list-item>
              <text:p text:style-name="P33">ClienteGimnasio.saltar(2);</text:p>
            </text:list-item>
          </text:list>
        </text:list-item>
      </text:list>
      <text:p text:style-name="P12"/>
      <text:p text:style-name="P13"/>
      <text:p text:style-name="P8">Definición de objetos</text:p>
      <text:list xml:id="list3944552298" text:style-name="L8">
        <text:list-item>
          <text:p text:style-name="P34">Un Programa es un conjunto de objetos que interactúan entre si.</text:p>
        </text:list-item>
        <text:list-item>
          <text:p text:style-name="P34">Un objeto se puede componer de otros objetos más simples.</text:p>
        </text:list-item>
        <text:list-item>
          <text:p text:style-name="P34">Cada objeto pertenece a un tipo en concreto.</text:p>
        </text:list-item>
        <text:list-item>
          <text:p text:style-name="P34">Los objetos del mismo tipo tienen comportamientos idénticos.</text:p>
        </text:list-item>
        <text:list-item>
          <text:p text:style-name="P34">Una operación es una función que se puede aplicar a cualquier objeto de una clase.</text:p>
        </text:list-item>
        <text:list-item>
          <text:p text:style-name="P34">Los objetos utilizan referencias de memoria.</text:p>
          <text:list>
            <text:list-item>
              <text:p text:style-name="P34">Antes de construir un objeto hay que declarar una variable del tipo de su clase.</text:p>
            </text:list-item>
            <text:list-item>
              <text:p text:style-name="P52"><text:span text:style-name="T5">Para crear un objeto usamos el operador </text:span><text:span text:style-name="T2">new</text:span></text:p>
            </text:list-item>
            <text:list-item>
              <text:p text:style-name="P34">New busca un espacio en memoria y construye el objeto devolviendo la referencia del objeto.</text:p>
            </text:list-item>
          </text:list>
        </text:list-item>
      </text:list>
      <text:p text:style-name="P15">CONSTRUCTORES</text:p>
      <text:list xml:id="list4061423076" text:style-name="L9">
        <text:list-item>
          <text:p text:style-name="P35">Métodos especiales invocados para crear e inicializar un objeto recién creado.</text:p>
        </text:list-item>
      </text:list>
      <text:p text:style-name="P14"/>
      <text:p text:style-name="P16">NULL</text:p>
      <text:list xml:id="list3117406189" text:style-name="L10">
        <text:list-item>
          <text:p text:style-name="P36">Referencia nula a ningún bloque de memoria.</text:p>
        </text:list-item>
        <text:list-item>
          <text:p text:style-name="P36">Una variable se inicializa por defecto en null.</text:p>
        </text:list-item>
        <text:list-item>
          <text:p text:style-name="P36">Acceder a una referencia nula da un error.</text:p>
          <text:list>
            <text:list-item>
              <text:p text:style-name="P36">Persona per1 = new Persona();<text:tab/><text:span text:style-name="T6">//Esto hace referencia al objeto</text:span></text:p>
            </text:list-item>
            <text:list-item>
              <text:p text:style-name="P36">per1 = null<text:tab/><text:span text:style-name="T6">//per1 no hace referencia a nada.</text:span></text:p>
            </text:list-item>
          </text:list>
        </text:list-item>
      </text:list>
      <text:p text:style-name="P16"/>
      <text:p text:style-name="P17">SOBRECARGA de métodos</text:p>
      <text:list xml:id="list1108632237" text:style-name="L11">
        <text:list-item>
          <text:p text:style-name="P37">Permite tener diferentes métodos con el mismo nombre, para ello el número de parameros de entrada han de ser diferentes.</text:p>
          <text:list>
            <text:list-item>
              <text:p text:style-name="P37">Parámetros de entrada: van entre paréntesis, compuestos por un valor primitivo (y un nombre de variable en los constructores) separados por “ , “</text:p>
            </text:list-item>
          </text:list>
        </text:list-item>
      </text:list>
      <text:p text:style-name="P17"/>
      <text:p text:style-name="P17"/>
      <text:p text:style-name="P18">MODIFICADORES DE VISIBILIDAD</text:p>
      <text:list xml:id="list1189119286" text:style-name="L12">
        <text:list-item>
          <text:p text:style-name="P38">Una clase será visible por otra dependiendo de si se encuentran en el mismo paquete y de los modificadores de acceso que utilice.</text:p>
          <text:list>
            <text:list-item>
              <text:p text:style-name="P38">Estos modificadores cambian su visibilidad entre clases mostrándola u ocultándola.</text:p>
            </text:list-item>
            <text:list-item>
              <text:p text:style-name="P38">Podemos modificar la visibilidad entre miembros de distintas clases, que atributos y que métodos son visibles.</text:p>
            </text:list-item>
          </text:list>
        </text:list-item>
      </text:list>
      <text:p text:style-name="P18"/>
      <text:p text:style-name="P9">Modificadores de acceso para clases</text:p>
      <text:list xml:id="list3637429968" text:style-name="L13">
        <text:list-item>
          <text:p text:style-name="P39">Clases vecinas: Las del mismo paquete.</text:p>
        </text:list-item>
        <text:list-item>
          <text:p text:style-name="P39">Clases externas: Las de distintos paquetes.</text:p>
        </text:list-item>
      </text:list>
      <text:p text:style-name="P18"/>
      <text:p text:style-name="P19">VISIBILIDAD por defecto</text:p>
      <text:list xml:id="list2426860964" text:style-name="L14">
        <text:list-item>
          <text:p text:style-name="P40">Clase definida sin utilizar modificadores de acceso</text:p>
        </text:list-item>
        <text:list-item>
          <text:p text:style-name="P40">Solo visible para clases vecinas.</text:p>
        </text:list-item>
      </text:list>
      <text:p text:style-name="P19"/>
      <text:p text:style-name="P19">VISIBILIDAD total</text:p>
      <text:list xml:id="list2719896553" text:style-name="L15">
        <text:list-item>
          <text:p text:style-name="P41">Clase definida por el operador de acceso <text:span text:style-name="T3">public</text:span></text:p>
          <text:list>
            <text:list-item>
              <text:p text:style-name="P41">Visible para cualquier otra clase.</text:p>
            </text:list-item>
            <text:list-item>
              <text:p text:style-name="P41">Necesita ser importada.</text:p>
            </text:list-item>
          </text:list>
        </text:list-item>
      </text:list>
      <text:p text:style-name="P19"/>
      <text:p text:style-name="P10">Modificadores de acceso para miembros<text:span text:style-name="T4"> </text:span><text:span text:style-name="T7">//hace referencia atributos y métodos</text:span></text:p>
      <text:list xml:id="list3166420468" text:style-name="L16">
        <text:list-item>
          <text:p text:style-name="P42">Que un <text:span text:style-name="T3">atributo</text:span> sea visible permite modificarlo.</text:p>
        </text:list-item>
        <text:list-item>
          <text:p text:style-name="P42">Que un <text:span text:style-name="T3">método</text:span> sea visible permite invocarlo</text:p>
        </text:list-item>
        <text:list-item>
          <text:p text:style-name="P42">Para que un miembro sea visible lo ha de ser también su clase.</text:p>
        </text:list-item>
        <text:list-item>
          <text:p text:style-name="P42">Un miembro siempre es visible para su clase.</text:p>
        </text:list-item>
      </text:list>
      <text:p text:style-name="P19"/>
      <text:p text:style-name="P20"/>
      <text:p text:style-name="P21">TIPOS DE VISIBILIDAD (de miembros)</text:p>
      <text:list xml:id="list2965645039" text:style-name="L17">
        <text:list-item>
          <text:p text:style-name="P43">Por defecto: Cuando definimos un miembro sin valor de acceso.</text:p>
          <text:list>
            <text:list-item>
              <text:p text:style-name="P43">Solo visible para clases vecinas.</text:p>
            </text:list-item>
          </text:list>
        </text:list-item>
        <text:list-item>
          <text:p text:style-name="P43">Pública ( <text:span text:style-name="T3">public </text:span>): Visible para cualquier clase.</text:p>
        </text:list-item>
        <text:list-item>
          <text:p text:style-name="P43">Privada ( <text:span text:style-name="T3">private </text:span>): Solo visible para su clase.</text:p>
        </text:list-item>
        <text:list-item>
          <text:p text:style-name="P43">Protegida ( <text:span text:style-name="T3">protected</text:span> ): Solo visible para sus clases vecinas y subclases aunque sean externas.</text:p>
        </text:list-item>
      </text:list>
      <text:p text:style-name="P22"/>
      <text:p text:style-name="P22"/>
      <text:p text:style-name="P22">MÉTODOS GET Y SET</text:p>
      <text:list xml:id="list1856478464" text:style-name="L18">
        <text:list-item>
          <text:p text:style-name="P44">Creados por convención entre programadores para ocultar los atributos.</text:p>
        </text:list-item>
        <text:list-item>
          <text:p text:style-name="P44">SET permite asignar un valor a un tributo pudiendo validar o manipular ese valor antes de asignarlo al atributo.</text:p>
          <text:list>
            <text:list-item>
              <text:p text:style-name="P45">set<text:span text:style-name="T3">nombre</text:span>();</text:p>
            </text:list-item>
          </text:list>
        </text:list-item>
        <text:list-item>
          <text:p text:style-name="P44">GET devuelve el valor del atributo o bien alguna transformación de este.</text:p>
          <text:list>
            <text:list-item>
              <text:p text:style-name="P45">Get<text:span text:style-name="T3">nombre</text:span>();</text:p>
            </text:list-item>
          </text:list>
        </text:list-item>
      </text:list>
      <text:p text:style-name="P23"/>
      <text:p text:style-name="P23"/>
      <text:p text:style-name="P11">Más definiciones</text:p>
      <text:list xml:id="list641809517" text:style-name="L19">
        <text:list-item>
          <text:p text:style-name="P46">Dos variables anidadas no pueden tener el mismo identificador, excepto si una de ellas es una variable local de un método ya que tiene prioridad. </text:p>
        </text:list-item>
      </text:list>
      <text:p text:style-name="P24"><text:tab/>Se dice que la variable está oculta.</text:p>
      <text:p text:style-name="P24"/>
      <text:p text:style-name="P24"/>
      <text:p text:style-name="P24">ELEMENTOS ESTÁTICOS</text:p>
      <text:list xml:id="list387452839" text:style-name="L20">
        <text:list-item>
          <text:p text:style-name="P47">Son métodos y variables que pertenecen a la clase en vez <text:s/>de al objeto.</text:p>
          <text:list>
            <text:list-item>
              <text:p text:style-name="P48">Se declaran insertando la palabra “<text:span text:style-name="T3">static</text:span>” después del indicador de visibilidad.</text:p>
            </text:list-item>
            <text:list-item>
              <text:p text:style-name="P48">Para invocar métodos y atributos estáticos usamos el nombre de la clase.</text:p>
            </text:list-item>
          </text:list>
        </text:list-item>
        <text:list-item>
          <text:p text:style-name="P49">Dentro de un método estático no podemos referenciar (emplear this) un atributo ni un método que no sea estático.</text:p>
          <text:list>
            <text:list-item>
              <text:p text:style-name="P49">Dentro de un método estático si podemos instanciar (crear) objetos.</text:p>
            </text:list-item>
          </text:list>
        </text:list-item>
        <text:list-item>
          <text:p text:style-name="P49">Cualquier atributo de la clase puede ser declarado como estático añadiendo la palabra “<text:span text:style-name="T3">static</text:span>” antes de la declaración de su tipo.</text:p>
          <text:list>
            <text:list-item>
              <text:p text:style-name="P49">Los atributos estáticos son útiles para situaciones donde los datos deben de ser compartidos por múltiples objetos de la misma clase.</text:p>
            </text:list-item>
          </text:list>
        </text:list-item>
      </text:list>
      <text:p text:style-name="P20"/>
      <text:p text:style-name="P16"/>
      <text:p text:style-name="P25">Palabra reservada THIS</text:p>
      <text:list xml:id="list4124776388" text:style-name="L21">
        <text:list-item>
          <text:p text:style-name="P50">Para la manipulación de atributos</text:p>
        </text:list-item>
        <text:list-item>
          <text:p text:style-name="P50">Variable de referencia que se refiere al objeto actual.</text:p>
          <text:list>
            <text:list-item>
              <text:p text:style-name="P50">Se emplea dentro de un método de instancia o de un constructor para acceder a los miembros del objeto actual tales como variables de instancia, métodos y constructores.</text:p>
            </text:list-item>
          </text:list>
        </text:list-item>
      </text:list>
      <text:p text:style-name="P25"/>
      <text:p text:style-name="P51">Asociación</text:p>
      <text:p text:style-name="P51"><text:tab/>Agregacion</text:p>
      <text:p text:style-name="P51"><text:tab/><text:tab/>composic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1:16:03.954442850</meta:creation-date>
    <dc:date>2025-01-16T15:26:04.080783029</dc:date>
    <meta:editing-duration>PT1H15M34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95" meta:word-count="864" meta:character-count="5071" meta:non-whitespace-character-count="4365"/>
  </office:meta>
</office:document-meta>
</file>